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Pictures/2000034700003E8000002328119976A17D1ED90E.svm" manifest:media-type="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" svg:font-family="Helvetica, Arial, sans-serif"/>
    <style:font-face style:name="Lucida Grande" svg:font-family="'Lucida Grande', helvetica, arial, verdana, sans-serif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3.413cm"/>
    </style:style>
    <style:style style:name="Table2.B" style:family="table-column">
      <style:table-column-properties style:column-width="6.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15d87" officeooo:paragraph-rsid="00015d87"/>
    </style:style>
    <style:style style:name="P2" style:family="paragraph" style:parent-style-name="Standard">
      <style:text-properties officeooo:rsid="0001f44a" officeooo:paragraph-rsid="0001f44a"/>
    </style:style>
    <style:style style:name="P3" style:family="paragraph" style:parent-style-name="Standard">
      <style:text-properties officeooo:rsid="0001f44a" officeooo:paragraph-rsid="0006fa4a"/>
    </style:style>
    <style:style style:name="P4" style:family="paragraph" style:parent-style-name="Standard">
      <style:text-properties officeooo:rsid="0003477d" officeooo:paragraph-rsid="0003477d"/>
    </style:style>
    <style:style style:name="P5" style:family="paragraph" style:parent-style-name="Standard">
      <style:text-properties officeooo:rsid="000531b2" officeooo:paragraph-rsid="000531b2"/>
    </style:style>
    <style:style style:name="P6" style:family="paragraph" style:parent-style-name="Standard">
      <style:text-properties officeooo:rsid="0006d96a" officeooo:paragraph-rsid="0006d96a"/>
    </style:style>
    <style:style style:name="P7" style:family="paragraph" style:parent-style-name="Standard">
      <style:text-properties officeooo:rsid="0006fa4a" officeooo:paragraph-rsid="0006fa4a"/>
    </style:style>
    <style:style style:name="P8" style:family="paragraph" style:parent-style-name="Standard">
      <style:text-properties officeooo:rsid="0009f4ab" officeooo:paragraph-rsid="0009f4ab"/>
    </style:style>
    <style:style style:name="P9" style:family="paragraph" style:parent-style-name="Standard">
      <style:text-properties fo:font-weight="bold" officeooo:paragraph-rsid="0009f4ab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weight="bold" officeooo:rsid="0006fa4a" officeooo:paragraph-rsid="0006fa4a" style:font-weight-asian="bold" style:font-weight-complex="bold"/>
    </style:style>
    <style:style style:name="P11" style:family="paragraph" style:parent-style-name="Standard">
      <style:text-properties fo:font-weight="bold" officeooo:rsid="000531b2" officeooo:paragraph-rsid="000531b2" style:font-weight-asian="bold" style:font-weight-complex="bold"/>
    </style:style>
    <style:style style:name="P12" style:family="paragraph" style:parent-style-name="Standard">
      <style:text-properties fo:font-weight="bold" officeooo:rsid="0006d96a" officeooo:paragraph-rsid="0006d96a" style:font-weight-asian="bold" style:font-weight-complex="bold"/>
    </style:style>
    <style:style style:name="P13" style:family="paragraph" style:parent-style-name="Standard">
      <style:text-properties fo:color="#6600ff" fo:font-weight="bold" officeooo:rsid="0006fa4a" officeooo:paragraph-rsid="0006fa4a" style:font-weight-asian="bold" style:font-weight-complex="bold"/>
    </style:style>
    <style:style style:name="P14" style:family="paragraph" style:parent-style-name="Standard">
      <style:text-properties fo:color="#6600ff" fo:font-weight="bold" officeooo:rsid="0001f44a" officeooo:paragraph-rsid="0001f44a" style:font-weight-asian="bold" style:font-weight-complex="bold"/>
    </style:style>
    <style:style style:name="P15" style:family="paragraph" style:parent-style-name="Standard">
      <style:text-properties fo:font-size="16pt" fo:font-weight="bold" officeooo:rsid="0006fa4a" officeooo:paragraph-rsid="0006fa4a" style:font-size-asian="16pt" style:font-weight-asian="bold" style:font-size-complex="16pt" style:font-weight-complex="bold"/>
    </style:style>
    <style:style style:name="P16" style:family="paragraph" style:parent-style-name="Standard">
      <style:text-properties fo:font-size="16pt" fo:font-weight="bold" officeooo:rsid="00015d87" officeooo:paragraph-rsid="00015d87" style:font-size-asian="16pt" style:font-weight-asian="bold" style:font-size-complex="16pt" style:font-weight-complex="bold"/>
    </style:style>
    <style:style style:name="P17" style:family="paragraph" style:parent-style-name="Standard">
      <style:text-properties fo:color="#663399" fo:font-size="15pt" fo:font-weight="bold" officeooo:rsid="00015d87" officeooo:paragraph-rsid="00015d87" style:font-size-asian="15pt" style:font-weight-asian="bold" style:font-size-complex="15pt" style:font-weight-complex="bold"/>
    </style:style>
    <style:style style:name="P18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</style:style>
    <style:style style:name="P19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officeooo:paragraph-rsid="0006d96a"/>
    </style:style>
    <style:style style:name="P20" style:family="paragraph" style:parent-style-name="Table_20_Contents">
      <style:text-properties officeooo:rsid="00015d87" officeooo:paragraph-rsid="00015d87"/>
    </style:style>
    <style:style style:name="P21" style:family="paragraph" style:parent-style-name="Table_20_Contents">
      <style:text-properties officeooo:rsid="0001dd03" officeooo:paragraph-rsid="0001dd03"/>
    </style:style>
    <style:style style:name="P22" style:family="paragraph" style:parent-style-name="Text_20_body">
      <style:paragraph-properties fo:text-align="justify" style:justify-single-word="false"/>
      <style:text-properties fo:font-variant="normal" fo:text-transform="none" fo:color="#24292e" style:font-name="Abyssinica SIL" fo:font-size="12pt" fo:letter-spacing="normal" fo:font-style="normal" fo:font-weight="normal" officeooo:rsid="0003477d" officeooo:paragraph-rsid="0003477d" style:font-size-asian="12pt" style:font-size-complex="12pt"/>
    </style:style>
    <style:style style:name="P23" style:family="paragraph" style:parent-style-name="Standard">
      <style:paragraph-properties fo:text-align="center" style:justify-single-word="false" style:border-line-width-bottom="0.012cm 0.012cm 0.012cm" fo:padding="0.074cm" fo:border-left="none" fo:border-right="none" fo:border-top="none" fo:border-bottom="1.05pt double #000000" style:join-border="false"/>
      <style:text-properties officeooo:rsid="0006fa4a" officeooo:paragraph-rsid="0006fa4a"/>
    </style:style>
    <style:style style:name="P24" style:family="paragraph" style:parent-style-name="Standard">
      <style:paragraph-properties fo:text-align="center" style:justify-single-word="false"/>
      <style:text-properties fo:color="#0000cc" fo:font-size="18pt" fo:font-weight="bold" officeooo:rsid="000f3a5e" officeooo:paragraph-rsid="000f3a5e" style:font-size-asian="18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0000cc" fo:font-size="18pt" fo:font-weight="bold" officeooo:rsid="0006fa4a" officeooo:paragraph-rsid="000f3a5e" style:font-size-asian="18pt" style:font-weight-asian="bold" style:font-size-complex="18pt" style:font-weight-complex="bold"/>
    </style:style>
    <style:style style:name="P26" style:family="paragraph" style:parent-style-name="Standard">
      <style:text-properties style:font-name="Liberation Serif" fo:font-size="14pt" fo:font-weight="bold" officeooo:paragraph-rsid="0009f4ab" style:font-size-asian="14pt" style:font-size-complex="14pt"/>
    </style:style>
    <style:style style:name="P27" style:family="paragraph" style:parent-style-name="Standard">
      <style:text-properties officeooo:rsid="0009f4ab" officeooo:paragraph-rsid="00130c73"/>
    </style:style>
    <style:style style:name="P28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  <style:text-properties fo:font-variant="normal" fo:text-transform="none" fo:color="#24292e" style:font-name="Abyssinica SIL" fo:font-size="12pt" fo:letter-spacing="normal" fo:font-style="normal" fo:font-weight="normal" officeooo:rsid="0001f44a" officeooo:paragraph-rsid="0001f44a" style:font-size-asian="12pt" style:font-size-complex="12pt"/>
    </style:style>
    <style:style style:name="P29" style:family="paragraph" style:parent-style-name="Text_20_body" style:list-style-name="L1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/>
    </style:style>
    <style:style style:name="T1" style:family="text">
      <style:text-properties officeooo:rsid="00015d87"/>
    </style:style>
    <style:style style:name="T2" style:family="text">
      <style:text-properties fo:font-variant="normal" fo:text-transform="none" fo:color="#24292e" style:font-name="SFMono-Regular" fo:font-size="9.75pt" fo:letter-spacing="normal" fo:font-style="italic" fo:font-weight="normal" fo:background-color="transparent" loext:char-shading-value="0" style:font-style-asian="italic" style:font-style-complex="italic" loext:padding="0cm" loext:border="none"/>
    </style:style>
    <style:style style:name="T3" style:family="text">
      <style:text-properties fo:font-variant="normal" fo:text-transform="none" fo:color="#24292e" style:font-name="SFMono-Regular" fo:font-size="9.75pt" fo:letter-spacing="normal" fo:font-style="italic" fo:font-weight="normal" officeooo:rsid="000531b2" fo:background-color="transparent" loext:char-shading-value="0" style:font-style-asian="italic" style:font-style-complex="italic" loext:padding="0cm" loext:border="none"/>
    </style:style>
    <style:style style:name="T4" style:family="text">
      <style:text-properties fo:font-variant="normal" fo:text-transform="none" fo:color="#24292e" style:font-name="SFMono-Regular" fo:font-size="9.75pt" fo:letter-spacing="normal" fo:font-style="italic" fo:font-weight="normal" officeooo:rsid="0006d96a" fo:background-color="transparent" loext:char-shading-value="0" style:font-style-asian="italic" style:font-style-complex="italic" loext:padding="0cm" loext:border="none"/>
    </style:style>
    <style:style style:name="T5" style:family="text">
      <style:text-properties fo:font-variant="normal" fo:text-transform="none" fo:color="#24292e" style:font-name="Abyssinica SIL" fo:font-size="12pt" fo:letter-spacing="normal" fo:font-style="normal" fo:font-weight="normal" style:font-size-asian="12pt" style:font-size-complex="12pt"/>
    </style:style>
    <style:style style:name="T6" style:family="text">
      <style:text-properties fo:font-variant="normal" fo:text-transform="none" fo:color="#24292e" style:font-name="Abyssinica SIL" fo:font-size="12pt" fo:letter-spacing="normal" fo:font-style="normal" fo:font-weight="normal" officeooo:rsid="0001f44a" style:font-size-asian="12pt" style:font-size-complex="12pt"/>
    </style:style>
    <style:style style:name="T7" style:family="text">
      <style:text-properties fo:font-variant="normal" fo:text-transform="none" fo:color="#24292e" style:font-name="Abyssinica SIL" fo:font-size="12pt" fo:letter-spacing="normal" fo:font-style="normal" fo:font-weight="normal" officeooo:rsid="0003477d" style:font-size-asian="12pt" style:font-size-complex="12pt"/>
    </style:style>
    <style:style style:name="T8" style:family="text">
      <style:text-properties fo:font-variant="normal" fo:text-transform="none" fo:color="#24292e" style:font-name="Abyssinica SIL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fo:color="#111111" style:font-name="Helvetica" fo:letter-spacing="normal" fo:font-style="normal"/>
    </style:style>
    <style:style style:name="T10" style:family="text">
      <style:text-properties fo:font-variant="normal" fo:text-transform="none" fo:color="#111111" style:font-name="Helvetica" fo:font-size="24pt" fo:letter-spacing="normal" fo:font-style="normal"/>
    </style:style>
    <style:style style:name="T11" style:family="text">
      <style:text-properties fo:font-variant="normal" fo:text-transform="none" fo:color="#111111" fo:font-size="24pt" fo:letter-spacing="normal" fo:font-style="normal"/>
    </style:style>
    <style:style style:name="T12" style:family="text">
      <style:text-properties fo:font-variant="normal" fo:text-transform="none" fo:color="#111111" fo:letter-spacing="normal" fo:font-style="normal"/>
    </style:style>
    <style:style style:name="T13" style:family="text">
      <style:text-properties fo:color="#0000cc" fo:font-weight="bold" style:font-weight-asian="bold" style:font-weight-complex="bold"/>
    </style:style>
    <style:style style:name="T14" style:family="text">
      <style:text-properties fo:color="#0000cc" fo:font-weight="bold" officeooo:rsid="00130c73" style:font-weight-asian="bold" style:font-weight-complex="bold"/>
    </style:style>
    <style:style style:name="T15" style:family="text">
      <style:text-properties officeooo:rsid="0008fc20"/>
    </style:style>
    <style:style style:name="T16" style:family="text">
      <style:text-properties officeooo:rsid="0009f4ab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130c73" style:font-weight-asian="bold" style:font-weight-complex="bold"/>
    </style:style>
    <style:style style:name="T19" style:family="text">
      <style:text-properties officeooo:rsid="000d59ec"/>
    </style:style>
    <style:style style:name="T20" style:family="text">
      <style:text-properties officeooo:rsid="000db470"/>
    </style:style>
    <style:style style:name="T21" style:family="text">
      <style:text-properties officeooo:rsid="0009f4ab" style:font-weight-asian="bold" style:font-weight-complex="bold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draw:ole-draw-aspect="1"/>
    </style:style>
    <text:list-style style:name="L1">
      <text:list-level-style-bullet text:level="1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ML PAPER IMPLEMENTATION</text:p>
      <text:p text:style-name="P25">CODE REPORT</text:p>
      <text:p text:style-name="P7"/>
      <text:p text:style-name="P26"><text:span text:style-name="T21">PAPER- </text:span><text:span text:style-name="T12">Learning to learn by gradient descent by gradient descent</text:span></text:p>
      <text:p text:style-name="P9"><text:span text:style-name="T9"/></text:p>
      <text:p text:style-name="P27"><text:span text:style-name="T17"><text:s text:c="37"/>( </text:span><text:span text:style-name="T14">https://arxiv.org/abs/1606.04474</text:span><text:span text:style-name="T13"> </text:span><text:span text:style-name="T17">)</text:span></text:p>
      <text:p text:style-name="P7"/>
      <text:p text:style-name="P10">MAHENDRA KUMAR <text:s/>( 15114043)</text:p>
      <text:p text:style-name="P10">NITIN GAURAV SINGH (15118049)</text:p>
      <text:p text:style-name="P23"/>
      <text:p text:style-name="P8"/>
      <text:p text:style-name="P7"/>
      <text:p text:style-name="P13">OPTIMIZER :</text:p>
      <text:p text:style-name="P7"/>
      <text:p text:style-name="P7">1. <text:s/><text:span text:style-name="T17">L2L</text:span>: <text:s/>This is the solution proposed in <text:span text:style-name="T19">the </text:span>paper. </text:p>
      <text:p text:style-name="P7">2. <text:s/><text:span text:style-name="T17">Adam</text:span> : this is used for comparision between proposed L2L and Adam.</text:p>
      <text:p text:style-name="P3"/>
      <text:p text:style-name="P14"/>
      <text:p text:style-name="P14">PROBLEMS TAKEN:</text:p>
      <text:p text:style-name="P2"/>
      <text:p text:style-name="P4">1. <text:s/><text:span text:style-name="T17">simple</text:span> : <text:s/><text:span text:style-name="T6">One-variable quadratic function </text:span><text:span text:style-name="T5">i.e. <text:s/>f(x)= x^2</text:span></text:p>
      <text:p text:style-name="P2"/>
      <text:p text:style-name="P22">2. <text:span text:style-name="T17">simple-multi</text:span> : Two-variable quadratic function, where one of the variables is optimized using a learned optimizer L2L and the other one using Adam.</text:p>
      <text:p text:style-name="P22">3. <text:span text:style-name="T17">quadratic</text:span> : Batched ten-variable quadratic function.</text:p>
      <text:list xml:id="list5974029799179275601" text:style-name="L1">
        <text:list-header>
          <text:p text:style-name="P28"><text:s text:c="18"/>f(x) = ||Wx - y||</text:p>
          <text:p text:style-name="P29"><text:span text:style-name="Source_20_Text"><text:span text:style-name="T7">4. </text:span></text:span><text:span text:style-name="Source_20_Text"><text:span text:style-name="T8">mnist </text:span></text:span><text:span text:style-name="T5">: <text:s/>Mnist classification using a two-layer fully connected network.</text:span></text:p>
        </text:list-header>
      </text:list>
      <text:p text:style-name="P2"/>
      <text:p text:style-name="P14"/>
      <text:p text:style-name="P14">TRAIN<text:span text:style-name="T15">ING</text:span> RESULT </text:p>
      <text:p text:style-name="P2"/>
      <text:p text:style-name="P11">command<text:span text:style-name="T20">s</text:span> :</text:p>
      <text:p text:style-name="P11"/>
      <table:table table:name="Table3" table:style-name="Table3">
        <table:table-column table:style-name="Table3.A"/>
        <table:table-row>
          <table:table-cell table:style-name="Table3.A1" office:value-type="string">
            <text:p text:style-name="P18"><text:span text:style-name="Source_20_Text"><text:span text:style-name="T2">python train.py --problem=</text:span></text:span><text:span text:style-name="Source_20_Text"><text:span text:style-name="T3">simple</text:span></text:span><text:span text:style-name="Source_20_Text"><text:span text:style-name="T2"> --save_path=./</text:span></text:span><text:span text:style-name="Source_20_Text"><text:span text:style-name="T3">simple</text:span></text:span></text:p>
            <text:p text:style-name="P18"><text:span text:style-name="Source_20_Text"><text:span text:style-name="T2">python train.py –problem=</text:span></text:span><text:span text:style-name="Source_20_Text"><text:span text:style-name="T3">simple-multi</text:span></text:span><text:span text:style-name="Source_20_Text"><text:span text:style-name="T2"> –save_path=./</text:span></text:span><text:span text:style-name="Source_20_Text"><text:span text:style-name="T3">simple_multi</text:span></text:span></text:p>
            <text:p text:style-name="P18"><text:span text:style-name="Source_20_Text"><text:span text:style-name="T3">python train.py --problem=quadratic –save_path=./quadratic</text:span></text:span></text:p>
            <text:p text:style-name="P18"><text:span text:style-name="Source_20_Text"><text:span text:style-name="T3">python train.py --problem=mnist --save_path=./mnist</text:span></text:span></text:p>
          </table:table-cell>
        </table:table-row>
      </table:table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15">Results for ‘mnist’ dataset:</text:p>
      <text:p text:style-name="P7"/>
      <text:p text:style-name="P7"/>
      <text:p text:style-name="P7"><draw:frame draw:style-name="fr1" draw:name="Object2" text:anchor-type="paragraph" svg:width="16cm" svg:height="8.999cm" draw:z-index="4"><draw:object xlink:href="./Object 5" xlink:type="simple" xlink:show="embed" xlink:actuate="onLoad"/><draw:image xlink:href="./ObjectReplacements/Object 5" xlink:type="simple" xlink:show="embed" xlink:actuate="onLoad"/><svg:desc>chart</svg:desc></draw:frame></text:p>
      <text:p text:style-name="P7"/>
      <text:p text:style-name="P7"><draw:frame draw:style-name="fr2" draw:name="Object1" text:anchor-type="paragraph" svg:x="0.501cm" svg:y="1.947cm" svg:width="16cm" svg:height="8.999cm" draw:z-index="5"><draw:object xlink:href="./Object 6" xlink:type="simple" xlink:show="embed" xlink:actuate="onLoad"/><draw:image xlink:href="./ObjectReplacements/Object 6" xlink:type="simple" xlink:show="embed" xlink:actuate="onLoad"/><svg:desc>chart</svg:desc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5">Results for problem ‘simple’:</text:p>
      <text:p text:style-name="P7"/>
      <text:p text:style-name="P7"><draw:frame draw:style-name="fr1" draw:name="Object3" text:anchor-type="paragraph" svg:width="16.021cm" svg:height="9.006cm" draw:z-index="0"><draw:object xlink:href="./Object 1" xlink:type="simple" xlink:show="embed" xlink:actuate="onLoad"/><draw:image xlink:href="./ObjectReplacements/Object 1" xlink:type="simple" xlink:show="embed" xlink:actuate="onLoad"/><svg:desc>chart</svg:desc></draw:frame></text:p>
      <text:p text:style-name="P15"/>
      <text:p text:style-name="P15"/>
      <text:p text:style-name="P15"/>
      <text:p text:style-name="P15">Results for problem ‘simple-multi’</text:p>
      <text:p text:style-name="P15"/>
      <text:p text:style-name="P7"/>
      <text:p text:style-name="P2"/>
      <text:p text:style-name="P1"><draw:frame draw:style-name="fr2" draw:name="Object6" text:anchor-type="paragraph" svg:x="0.501cm" svg:y="0.259cm" svg:width="16cm" svg:height="8.999cm" draw:z-index="1"><draw:object xlink:href="./Object 2" xlink:type="simple" xlink:show="embed" xlink:actuate="onLoad"/><draw:image xlink:href="./ObjectReplacements/Object 2" xlink:type="simple" xlink:show="embed" xlink:actuate="onLoad"/><svg:desc>chart</svg:desc></draw:frame><text:soft-page-break/></text:p>
      <text:p text:style-name="P16"/>
      <text:p text:style-name="P15">Result for problem ‘quadtratic’</text:p>
      <text:p text:style-name="P7"/>
      <text:p text:style-name="P7"><draw:frame draw:style-name="fr2" draw:name="Object5" text:anchor-type="paragraph" svg:x="0.702cm" svg:y="0.785cm" svg:width="15.998cm" svg:height="8.999cm" draw:z-index="2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p text:style-name="P7"/>
      <text:p text:style-name="P7"><draw:frame draw:style-name="fr2" draw:name="Object7" text:anchor-type="paragraph" svg:x="0.628cm" svg:y="2.815cm" svg:width="16cm" svg:height="8.999cm" draw:z-index="3"><draw:object xlink:href="./Object 4" xlink:type="simple" xlink:show="embed" xlink:actuate="onLoad"/><draw:image xlink:href="./ObjectReplacements/Object 4" xlink:type="simple" xlink:show="embed" xlink:actuate="onLoad"/><svg:desc>chart</svg:desc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7">EVALUA<text:span text:style-name="T20">T</text:span>ION RESULT</text:p>
      <text:p text:style-name="P1"/>
      <text:p text:style-name="P12">command<text:span text:style-name="T19">s</text:span>:</text:p>
      <text:p text:style-name="P12"/>
      <table:table table:name="Table4" table:style-name="Table4">
        <table:table-column table:style-name="Table4.A"/>
        <table:table-row>
          <table:table-cell table:style-name="Table4.A1" office:value-type="string">
            <text:p text:style-name="P19"><text:span text:style-name="Source_20_Text"><text:span text:style-name="T2">python evaluate.py --problem= </text:span></text:span><text:span text:style-name="Source_20_Text"><text:span text:style-name="T3">simple</text:span></text:span><text:span text:style-name="Source_20_Text"><text:span text:style-name="T2"> --optimizer=L2L --path=./</text:span></text:span><text:span text:style-name="Source_20_Text"><text:span text:style-name="T3">simple</text:span></text:span></text:p>
            <text:p text:style-name="P19"><text:span text:style-name="Source_20_Text"><text:span text:style-name="T2">python evaluate.py --problem= </text:span></text:span><text:span text:style-name="Source_20_Text"><text:span text:style-name="T3">simple</text:span></text:span><text:span text:style-name="Source_20_Text"><text:span text:style-name="T2"> --optimizer=</text:span></text:span><text:span text:style-name="Source_20_Text"><text:span text:style-name="T4">Adam</text:span></text:span><text:span text:style-name="Source_20_Text"><text:span text:style-name="T2"> --path=./</text:span></text:span><text:span text:style-name="Source_20_Text"><text:span text:style-name="T3">simple</text:span></text:span></text:p>
            <text:p text:style-name="P19"><text:span text:style-name="Source_20_Text"><text:span text:style-name="T2">python evaluate.py --problem= </text:span></text:span><text:span text:style-name="Source_20_Text"><text:span text:style-name="T3">simple-multi</text:span></text:span><text:span text:style-name="Source_20_Text"><text:span text:style-name="T2"> --optimizer=L2L --path=./</text:span></text:span><text:span text:style-name="Source_20_Text"><text:span text:style-name="T3">simple-multi</text:span></text:span></text:p>
            <text:p text:style-name="P19"><text:span text:style-name="Source_20_Text"><text:span text:style-name="T2">python evaluate.py --problem= </text:span></text:span><text:span text:style-name="Source_20_Text"><text:span text:style-name="T3">simple-multi</text:span></text:span><text:span text:style-name="Source_20_Text"><text:span text:style-name="T2"> –optimizer=</text:span></text:span><text:span text:style-name="Source_20_Text"><text:span text:style-name="T4">Adam </text:span></text:span><text:span text:style-name="Source_20_Text"><text:span text:style-name="T2"><text:s/>--path=./</text:span></text:span><text:span text:style-name="Source_20_Text"><text:span text:style-name="T3">simple-multi</text:span></text:span></text:p>
            <text:p text:style-name="P19"><text:span text:style-name="Source_20_Text"><text:span text:style-name="T2">python evaluate.py --problem=</text:span></text:span><text:span text:style-name="Source_20_Text"><text:span text:style-name="T3">quadratic</text:span></text:span><text:span text:style-name="Source_20_Text"><text:span text:style-name="T2"> --optimizer=L2L --path=./</text:span></text:span><text:span text:style-name="Source_20_Text"><text:span text:style-name="T3">quadratic</text:span></text:span></text:p>
            <text:p text:style-name="P19"><text:span text:style-name="Source_20_Text"><text:span text:style-name="T2">python evaluate.py --problem=</text:span></text:span><text:span text:style-name="Source_20_Text"><text:span text:style-name="T3">quadratic</text:span></text:span><text:span text:style-name="Source_20_Text"><text:span text:style-name="T2"> --optimizer=</text:span></text:span><text:span text:style-name="Source_20_Text"><text:span text:style-name="T4">Adam</text:span></text:span><text:span text:style-name="Source_20_Text"><text:span text:style-name="T2"> --path=./</text:span></text:span><text:span text:style-name="Source_20_Text"><text:span text:style-name="T3">quadratic</text:span></text:span></text:p>
            <text:p text:style-name="P18"><text:span text:style-name="Source_20_Text"><text:span text:style-name="T2">python evaluate.py --problem=mnist --optimizer=L2L --path=./mnist</text:span></text:span></text:p>
            <text:p text:style-name="P18"><text:span text:style-name="Source_20_Text"><text:span text:style-name="T2">python evaluate.py --problem=mnist --optimizer=</text:span></text:span><text:span text:style-name="Source_20_Text"><text:span text:style-name="T4">Adam</text:span></text:span><text:span text:style-name="Source_20_Text"><text:span text:style-name="T2"> --path=./mnist</text:span></text:span></text:p>
          </table:table-cell>
        </table:table-row>
      </table:table>
      <text:p text:style-name="P6"/>
      <text:p text:style-name="P1"/>
      <table:table table:name="Table2" table:style-name="Table2">
        <table:table-column table:style-name="Table2.A"/>
        <table:table-column table:style-name="Table2.B" table:number-columns-repeated="2"/>
        <table:table-row>
          <table:table-cell table:style-name="Table2.A1" office:value-type="string">
            <text:p text:style-name="P20">PROBLEM</text:p>
          </table:table-cell>
          <table:table-cell table:style-name="Table2.A1" office:value-type="string">
            <text:p text:style-name="Table_20_Contents"><text:s text:c="25"/><text:span text:style-name="T1">L2L </text:span></text:p>
          </table:table-cell>
          <table:table-cell table:style-name="Table2.C1" office:value-type="string">
            <text:p text:style-name="Table_20_Contents"><text:s text:c="16"/><text:span text:style-name="T1">Adam</text:span></text:p>
          </table:table-cell>
        </table:table-row>
      </table:table>
      <text:p text:style-name="P1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20">Log mean <text:s/>Error</text:p>
          </table:table-cell>
          <table:table-cell table:style-name="Table1.A1" office:value-type="string">
            <text:p text:style-name="P20">Mean epoch time</text:p>
          </table:table-cell>
          <table:table-cell table:style-name="Table1.A1" office:value-type="string">
            <text:p text:style-name="P20">Log mean <text:s/>Error</text:p>
          </table:table-cell>
          <table:table-cell table:style-name="Table1.E1" office:value-type="string">
            <text:p text:style-name="P20">Mean epoch time</text:p>
          </table:table-cell>
        </table:table-row>
        <table:table-row>
          <table:table-cell table:style-name="Table1.A2" office:value-type="string">
            <text:p text:style-name="P20">simple</text:p>
          </table:table-cell>
          <table:table-cell table:style-name="Table1.A2" office:value-type="string">
            <text:p text:style-name="P20">-5.26</text:p>
          </table:table-cell>
          <table:table-cell table:style-name="Table1.A2" office:value-type="string">
            <text:p text:style-name="P20">0.06 s</text:p>
          </table:table-cell>
          <table:table-cell table:style-name="Table1.A2" office:value-type="string">
            <text:p text:style-name="P20"><text:s/>-0.09 </text:p>
          </table:table-cell>
          <table:table-cell table:style-name="Table1.E2" office:value-type="string">
            <text:p text:style-name="P20">0.04 s</text:p>
          </table:table-cell>
        </table:table-row>
        <table:table-row>
          <table:table-cell table:style-name="Table1.A2" office:value-type="string">
            <text:p text:style-name="P20">Simple-multi</text:p>
          </table:table-cell>
          <table:table-cell table:style-name="Table1.A2" office:value-type="string">
            <text:p text:style-name="P20">-4.85</text:p>
          </table:table-cell>
          <table:table-cell table:style-name="Table1.A2" office:value-type="string">
            <text:p text:style-name="P20">0.05 s</text:p>
          </table:table-cell>
          <table:table-cell table:style-name="Table1.A2" office:value-type="string">
            <text:p text:style-name="P21">0.21 </text:p>
          </table:table-cell>
          <table:table-cell table:style-name="Table1.E2" office:value-type="string">
            <text:p text:style-name="P21">0.02 s</text:p>
          </table:table-cell>
        </table:table-row>
        <table:table-row>
          <table:table-cell table:style-name="Table1.A2" office:value-type="string">
            <text:p text:style-name="P20">quadratic</text:p>
          </table:table-cell>
          <table:table-cell table:style-name="Table1.A2" office:value-type="string">
            <text:p text:style-name="P20">-0.36 </text:p>
          </table:table-cell>
          <table:table-cell table:style-name="Table1.A2" office:value-type="string">
            <text:p text:style-name="P20">0.25 s</text:p>
          </table:table-cell>
          <table:table-cell table:style-name="Table1.A2" office:value-type="string">
            <text:p text:style-name="P20">-0.04</text:p>
          </table:table-cell>
          <table:table-cell table:style-name="Table1.E2" office:value-type="string">
            <text:p text:style-name="P20">0.03 s</text:p>
          </table:table-cell>
        </table:table-row>
        <text:soft-page-break/>
        <table:table-row>
          <table:table-cell table:style-name="Table1.A2" office:value-type="string">
            <text:p text:style-name="P20">mnist</text:p>
          </table:table-cell>
          <table:table-cell table:style-name="Table1.A2" office:value-type="string">
            <text:p text:style-name="P20">-0.30</text:p>
          </table:table-cell>
          <table:table-cell table:style-name="Table1.A2" office:value-type="string">
            <text:p text:style-name="P20">3.17 s</text:p>
          </table:table-cell>
          <table:table-cell table:style-name="Table1.A2" office:value-type="string">
            <text:p text:style-name="P20">0.29</text:p>
          </table:table-cell>
          <table:table-cell table:style-name="Table1.E2" office:value-type="string">
            <text:p text:style-name="P20">0.18 s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Helvetica" svg:font-family="Helvetica, Arial, sans-serif"/>
    <style:font-face style:name="Lucida Grande" svg:font-family="'Lucida Grande', helvetica, arial, verdana, sans-serif"/>
    <style:font-face style:name="SFMono-Regular" svg:font-family="SFMono-Regular, Consolas, 'Liberation Mono', Menlo, Courier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8:31:34.748542118</meta:creation-date>
    <dc:date>2018-05-02T21:15:21.352723466</dc:date>
    <meta:editing-duration>PT1H25M56S</meta:editing-duration>
    <meta:editing-cycles>13</meta:editing-cycles>
    <meta:generator>LibreOffice/5.1.6.2$Linux_X86_64 LibreOffice_project/10m0$Build-2</meta:generator>
    <meta:document-statistic meta:table-count="4" meta:image-count="0" meta:object-count="6" meta:page-count="6" meta:paragraph-count="62" meta:word-count="265" meta:character-count="1968" meta:non-whitespace-character-count="168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21cm" svg:height="9.006cm" xlink:href="." xlink:type="simple" chart:class="chart:line" chart:style-name="ch1">
        <chart:title svg:x="7.252cm" svg:y="0.316cm" chart:style-name="ch2">
          <text:p>Simple</text:p>
        </chart:title>
        <chart:legend chart:legend-position="end" svg:x="11.476cm" svg:y="4.204cm" style:legend-expansion="high" chart:style-name="ch3"/>
        <chart:plot-area chart:style-name="ch4" chart:data-source-has-labels="both" svg:x="1.331cm" svg:y="1.275cm" svg:width="9.825cm" svg:height="6.57cm">
          <chartooo:coordinate-region svg:x="1.873cm" svg:y="1.474cm" svg:width="9.283cm" svg:height="6.172cm"/>
          <chart:axis chart:dimension="x" chart:name="primary-x" chart:style-name="ch5" chartooo:axis-type="auto">
            <chartooo:date-scale/>
            <chart:title svg:x="5.723cm" svg:y="8.025cm" chart:style-name="ch6">
              <text:p>Epoch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742cm" chart:style-name="ch7">
              <text:p>Log Mean Error</text:p>
            </chart:title>
            <chart:grid chart:style-name="ch8" chart:class="major"/>
          </chart:axis>
          <chart:series chart:style-name="ch9" chart:values-cell-range-address="local-table.$B$2:.$B$21" chart:label-cell-address="local-table.$B$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Mean Final Error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3.19">
                <text:p>-3.1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4.09">
                <text:p>-4.0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4.39">
                <text:p>-4.3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4.54">
                <text:p>-4.5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-4.61">
                <text:p>-4.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-4.71">
                <text:p>-4.7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4.76">
                <text:p>-4.7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4.83">
                <text:p>-4.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699cm" svg:y="0.315cm" chart:style-name="ch2">
          <text:p>Simple Multi</text:p>
        </chart:title>
        <chart:legend chart:legend-position="end" svg:x="12.3cm" svg:y="4.2cm" style:legend-expansion="high" chart:style-name="ch3"/>
        <chart:plot-area chart:style-name="ch4" chart:data-source-has-labels="both" svg:x="1.33cm" svg:y="1.273cm" svg:width="10.651cm" svg:height="6.566cm">
          <chartooo:coordinate-region svg:x="1.872cm" svg:y="1.472cm" svg:width="10.109cm" svg:height="6.168cm"/>
          <chart:axis chart:dimension="x" chart:name="primary-x" chart:style-name="ch5" chartooo:axis-type="auto">
            <chartooo:date-scale/>
            <chart:title svg:x="6.135cm" svg:y="8.018cm" chart:style-name="ch6">
              <text:p>Epoch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738cm" chart:style-name="ch7">
              <text:p>Log Mean Error</text:p>
            </chart:title>
            <chart:grid chart:style-name="ch8" chart:class="major"/>
          </chart:axis>
          <chart:series chart:style-name="ch9" chart:values-cell-range-address="local-table.$B$2:.$B$21" chart:label-cell-address="local-table.$B$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Mean Error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3.19">
                <text:p>-3.1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4.09">
                <text:p>-4.0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4.39">
                <text:p>-4.3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4.54">
                <text:p>-4.5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-4.61">
                <text:p>-4.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-4.71">
                <text:p>-4.7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4.76">
                <text:p>-4.7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4.83">
                <text:p>-4.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chart>
      <chart:chart svg:width="15.998cm" svg:height="8.999cm" xlink:href="." xlink:type="simple" chart:class="chart:line" chart:style-name="ch1">
        <chart:title svg:x="6.699cm" svg:y="0.315cm" chart:style-name="ch2">
          <text:p>Simple Multi</text:p>
        </chart:title>
        <chart:legend chart:legend-position="end" svg:x="12.299cm" svg:y="4.2cm" style:legend-expansion="high" chart:style-name="ch3"/>
        <chart:plot-area chart:style-name="ch4" chart:data-source-has-labels="both" svg:x="1.33cm" svg:y="1.273cm" svg:width="10.65cm" svg:height="6.566cm">
          <chartooo:coordinate-region svg:x="1.872cm" svg:y="1.472cm" svg:width="10.108cm" svg:height="6.168cm"/>
          <chart:axis chart:dimension="x" chart:name="primary-x" chart:style-name="ch5" chartooo:axis-type="auto">
            <chartooo:date-scale/>
            <chart:title svg:x="6.135cm" svg:y="8.018cm" chart:style-name="ch6">
              <text:p>Epoch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5.738cm" chart:style-name="ch7">
              <text:p>Log Mean Error</text:p>
            </chart:title>
            <chart:grid chart:style-name="ch8" chart:class="major"/>
          </chart:axis>
          <chart:series chart:style-name="ch9" chart:values-cell-range-address="local-table.$B$2:.$B$21" chart:label-cell-address="local-table.$B$1" chart:class="chart:line">
            <chart:data-point chart:repeated="20"/>
          </chart:series>
          <chart:wall chart:style-name="ch10"/>
          <chart:floor chart:style-name="ch11"/>
        </chart:plot-area>
        <draw:frame draw:style-name="gr1" draw:text-style-name="P1" svg:width="16cm" svg:height="9cm" svg:x="0cm" svg:y="0cm">
          <draw:image xlink:href="Pictures/2000034700003E8000002328119976A17D1ED90E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Mean Error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</table:table-cell>
              <table:table-cell office:value-type="float" office:value="-1.21">
                <text:p>-1.21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2.87">
                <text:p>-2.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-3.19">
                <text:p>-3.19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-3.44">
                <text:p>-3.44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-3.64">
                <text:p>-3.6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-3.81">
                <text:p>-3.8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-3.96">
                <text:p>-3.96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4.09">
                <text:p>-4.09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-4.3">
                <text:p>-4.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4.39">
                <text:p>-4.39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-4.47">
                <text:p>-4.47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4.54">
                <text:p>-4.54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-4.61">
                <text:p>-4.6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4.66">
                <text:p>-4.66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-4.71">
                <text:p>-4.71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4.76">
                <text:p>-4.76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4.83">
                <text:p>-4.8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6.95cm" svg:y="0.315cm" chart:style-name="ch2">
          <text:p>Quadratic</text:p>
        </chart:title>
        <chart:legend chart:legend-position="end" svg:x="11.03cm" svg:y="4.2cm" style:legend-expansion="high" chart:style-name="ch3"/>
        <chart:plot-area chart:style-name="ch4" chart:data-source-has-labels="both" svg:x="1.33cm" svg:y="1.273cm" svg:width="9.381cm" svg:height="6.566cm">
          <chartooo:coordinate-region svg:x="2.057cm" svg:y="1.394cm" svg:width="8.654cm" svg:height="5.443cm"/>
          <chart:axis chart:dimension="x" chart:name="primary-x" chart:style-name="ch5" chartooo:axis-type="auto">
            <chartooo:date-scale/>
            <chart:title svg:x="5.5cm" svg:y="8.018cm" chart:style-name="ch6">
              <text:p>Epoch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6.293cm" chart:style-name="ch7">
              <text:p>Mean Epoch Time (sec)</text:p>
            </chart:title>
            <chart:grid chart:style-name="ch8" chart:class="major"/>
          </chart:axis>
          <chart:series chart:style-name="ch9" chart:values-cell-range-address="local-table.$B$2:.$B$21" chart:label-cell-address="local-table.$B$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Epoch Time (sec)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0.47">
                <text:p>0.47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0.47">
                <text:p>0.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7.228cm" svg:y="0.315cm" chart:style-name="ch2">
          <text:p>MNIST</text:p>
        </chart:title>
        <chart:legend chart:legend-position="end" svg:x="11.454cm" svg:y="4.2cm" style:legend-expansion="high" chart:style-name="ch3"/>
        <chart:plot-area chart:style-name="ch4" chart:data-source-has-labels="both" svg:x="1.33cm" svg:y="1.273cm" svg:width="9.805cm" svg:height="6.566cm">
          <chartooo:coordinate-region svg:x="2.163cm" svg:y="1.473cm" svg:width="8.972cm" svg:height="6.167cm"/>
          <chart:axis chart:dimension="x" chart:name="primary-x" chart:style-name="ch5" chartooo:axis-type="auto">
            <chartooo:date-scale/>
            <chart:title svg:x="5.712cm" svg:y="8.018cm" chart:style-name="ch6">
              <text:p>Epoch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6.174cm" chart:style-name="ch7">
              <text:p>Log Mean Final Error </text:p>
            </chart:title>
            <chart:grid chart:style-name="ch8" chart:class="major"/>
          </chart:axis>
          <chart:series chart:style-name="ch9" chart:values-cell-range-address="local-table.$B$2:.$B$21" chart:label-cell-address="local-table.$B$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g Mean Final Error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0.17">
                <text:p>-0.1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title svg:x="7.228cm" svg:y="0.315cm" chart:style-name="ch2">
          <text:p>MNIST</text:p>
        </chart:title>
        <chart:legend chart:legend-position="end" svg:x="11.03cm" svg:y="4.2cm" style:legend-expansion="high" chart:style-name="ch3"/>
        <chart:plot-area chart:style-name="ch4" chart:data-source-has-labels="both" svg:x="1.33cm" svg:y="1.273cm" svg:width="9.381cm" svg:height="6.566cm">
          <chartooo:coordinate-region svg:x="1.951cm" svg:y="1.394cm" svg:width="8.76cm" svg:height="5.443cm"/>
          <chart:axis chart:dimension="x" chart:name="primary-x" chart:style-name="ch5" chartooo:axis-type="auto">
            <chartooo:date-scale/>
            <chart:title svg:x="5.5cm" svg:y="8.018cm" chart:style-name="ch6">
              <text:p>Epoch</text:p>
            </chart:title>
            <chart:categories table:cell-range-address="local-table.$A$2:.$A$21"/>
          </chart:axis>
          <chart:axis chart:dimension="y" chart:name="primary-y" chart:style-name="ch5">
            <chart:title svg:x="0.451cm" svg:y="6.293cm" chart:style-name="ch7">
              <text:p>Mean Epoch Time (sec)</text:p>
            </chart:title>
            <chart:grid chart:style-name="ch8" chart:class="major"/>
          </chart:axis>
          <chart:series chart:style-name="ch9" chart:values-cell-range-address="local-table.$B$2:.$B$21" chart:label-cell-address="local-table.$B$1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an Epoch Time (sec)</text:p>
              </table:table-cell>
            </table:table-row>
          </table:table-header-rows>
          <table:table-rows>
            <table:table-row>
              <table:table-cell office:value-type="float" office:value="25">
                <text:p>25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.79">
                <text:p>7.79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.98">
                <text:p>7.98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.64">
                <text:p>7.64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5.93">
                <text:p>5.93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5.83">
                <text:p>5.83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6.81">
                <text:p>6.81</text:p>
              </table:table-cell>
            </table:table-row>
            <table:table-row>
              <table:table-cell office:value-type="float" office:value="275">
                <text:p>275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float" office:value="300">
                <text:p>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25">
                <text:p>3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50">
                <text:p>350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float" office:value="375">
                <text:p>375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float" office:value="400">
                <text:p>400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float" office:value="425">
                <text:p>425</text:p>
              </table:table-cell>
              <table:table-cell office:value-type="float" office:value="6.02">
                <text:p>6.02</text:p>
              </table:table-cell>
            </table:table-row>
            <table:table-row>
              <table:table-cell office:value-type="float" office:value="450">
                <text:p>450</text:p>
              </table:table-cell>
              <table:table-cell office:value-type="float" office:value="6.01">
                <text:p>6.01</text:p>
              </table:table-cell>
            </table:table-row>
            <table:table-row>
              <table:table-cell office:value-type="float" office:value="475">
                <text:p>475</text:p>
              </table:table-cell>
              <table:table-cell office:value-type="float" office:value="5.76">
                <text:p>5.76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6.69">
                <text:p>6.6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